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35000000ECBBA45855.png" manifest:media-type="image/png"/>
  <manifest:file-entry manifest:full-path="Pictures/100086360000149100000FB6466669E7.svg" manifest:media-type="image/svg+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arianne4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 style:master-page-name="First_20_Page">
      <style:table-properties style:width="17.605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9.504cm"/>
    </style:style>
    <style:style style:name="Tableau1.B" style:family="table-column">
      <style:table-column-properties style:column-width="8.1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208cm" fo:padding-right="0.191cm" fo:padding-top="0cm" fo:padding-bottom="0cm" fo:border="none"/>
    </style:style>
    <style:style style:name="Tableau1.2" style:family="table-row">
      <style:table-row-properties style:min-row-height="0.57cm" fo:keep-together="auto"/>
    </style:style>
    <style:style style:name="Tableau1.B2" style:family="table-cell">
      <style:table-cell-properties style:vertical-align="" fo:padding-left="0.208cm" fo:padding-right="0.191cm" fo:padding-top="0cm" fo:padding-bottom="0cm" fo:border-left="none" fo:border-right="none" fo:border-top="0.05pt solid #000000" fo:border-bottom="none"/>
    </style:style>
    <style:style style:name="Tableau3" style:family="table">
      <style:table-properties style:width="17.6cm" table:align="margins" style:writing-mode="lr-tb"/>
    </style:style>
    <style:style style:name="Tableau3.A" style:family="table-column">
      <style:table-column-properties style:column-width="10.901cm" style:rel-column-width="40589*"/>
    </style:style>
    <style:style style:name="Tableau3.B" style:family="table-column">
      <style:table-column-properties style:column-width="6.699cm" style:rel-column-width="2494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5" style:family="table">
      <style:table-properties style:width="17.6cm" table:align="margins" style:writing-mode="lr-tb"/>
    </style:style>
    <style:style style:name="Tableau5.A" style:family="table-column">
      <style:table-column-properties style:column-width="17.6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cm" table:align="margins" style:writing-mode="lr-tb"/>
    </style:style>
    <style:style style:name="Tableau4.A" style:family="table-column">
      <style:table-column-properties style:column-width="4.651cm" style:rel-column-width="17319*"/>
    </style:style>
    <style:style style:name="Tableau4.B" style:family="table-column">
      <style:table-column-properties style:column-width="4.653cm" style:rel-column-width="17326*"/>
    </style:style>
    <style:style style:name="Tableau4.C" style:family="table-column">
      <style:table-column-properties style:column-width="4.147cm" style:rel-column-width="15441*"/>
    </style:style>
    <style:style style:name="Tableau4.D" style:family="table-column">
      <style:table-column-properties style:column-width="4.149cm" style:rel-column-width="15449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7.35cm" fo:margin-left="10.264cm" table:align="left" style:writing-mode="lr-tb"/>
    </style:style>
    <style:style style:name="Tableau2.A" style:family="table-column">
      <style:table-column-properties style:column-width="7.35cm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101cm" style:contextual-spacing="false" fo:line-height="100%"/>
      <style:text-properties fo:font-variant="small-caps" style:text-position="super 58%" style:font-name="Marianne1" fo:font-size="10pt" fo:font-style="italic" fo:font-weight="bold" officeooo:paragraph-rsid="001dfc20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Normal_20__28_Web_29_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font-name="Marianne" fo:font-size="10pt" fo:font-style="normal" style:text-underline-style="none" fo:font-weight="bold" officeooo:rsid="00264636" officeooo:paragraph-rsid="005ffa52" style:letter-kerning="true" style:font-name-asian="Arial Unicode MS" style:font-size-asian="10pt" style:language-asian="zh" style:country-asian="CN" style:font-style-asian="normal" style:font-weight-asian="bold" style:font-name-complex="Calibri1" style:font-size-complex="10pt" style:language-complex="hi" style:country-complex="IN" style:font-style-complex="normal" style:font-weight-complex="bold"/>
    </style:style>
    <style:style style:name="P3" style:family="paragraph" style:parent-style-name="Standard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use-window-font-color="true" loext:opacity="0%" style:font-name="Marianne4" fo:font-size="9pt" fo:language="fr" fo:country="FR" fo:font-style="italic" officeooo:paragraph-rsid="000953c3" style:letter-kerning="false" style:font-name-asian="Calibri1" style:font-size-asian="9pt" style:language-asian="en" style:country-asian="US" style:font-style-asian="italic" style:font-name-complex="Marianne3" style:font-size-complex="9pt" style:language-complex="ar" style:country-complex="SA" style:font-style-complex="italic"/>
    </style:style>
    <style:style style:name="P4" style:family="paragraph" style:parent-style-name="Standard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6pt" fo:font-style="normal" fo:font-weight="bold" officeooo:rsid="0122d939" officeooo:paragraph-rsid="00607b47" style:letter-kerning="true" fo:background-color="transparent" style:font-name-asian="BookAntiqua" style:font-size-asian="6pt" style:language-asian="zh" style:country-asian="CN" style:font-style-asian="normal" style:font-weight-asian="bold" style:font-name-complex="BookAntiqua" style:font-size-complex="6pt" style:language-complex="hi" style:country-complex="IN" style:font-style-complex="normal" style:font-weight-complex="normal" loext:shadow="none"/>
    </style:style>
    <style:style style:name="P5" style:family="paragraph" style:parent-style-name="Standard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12pt" fo:font-style="normal" fo:font-weight="bold" officeooo:rsid="0122d939" officeooo:paragraph-rsid="00607b47" style:letter-kerning="true" fo:background-color="transparent" style:font-name-asian="BookAntiqua" style:font-size-asian="12pt" style:language-asian="zh" style:country-asian="CN" style:font-style-asian="normal" style:font-weight-asian="bold" style:font-name-complex="BookAntiqua" style:font-size-complex="12pt" style:language-complex="hi" style:country-complex="IN" style:font-style-complex="normal" style:font-weight-complex="normal" loext:shadow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snap-to-layout-grid="false" style:writing-mode="lr-tb">
        <style:tab-stops/>
      </style:paragraph-properties>
      <style:text-properties style:use-window-font-color="true" loext:opacity="0%" style:font-name="Marianne" fo:font-size="10pt" fo:language="fr" fo:country="FR" fo:font-style="normal" style:text-underline-style="none" fo:font-weight="bold" officeooo:rsid="001a8f4b" officeooo:paragraph-rsid="00607b47" style:letter-kerning="false" fo:background-color="transparent" style:font-name-asian="Calibri1" style:font-size-asian="10pt" style:language-asian="en" style:country-asian="US" style:font-style-asian="normal" style:font-weight-asian="bold" style:font-name-complex="SimSun" style:font-size-complex="10pt" style:language-complex="ar" style:country-complex="SA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209cm"/>
          <style:tab-stop style:position="9.948cm"/>
        </style:tab-stops>
      </style:paragraph-properties>
      <style:text-properties style:use-window-font-color="true" loext:opacity="0%" style:font-name="Marianne" fo:font-size="6pt" fo:language="fr" fo:country="FR" style:text-underline-style="solid" style:text-underline-width="auto" style:text-underline-color="font-color" fo:font-weight="bold" officeooo:paragraph-rsid="00607b47" style:letter-kerning="false" style:font-name-asian="Calibri1" style:font-size-asian="6.30000019073486pt" style:language-asian="en" style:country-asian="US" style:font-weight-asian="bold" style:font-name-complex="SimSun" style:font-size-complex="7.19999980926514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209cm"/>
          <style:tab-stop style:position="9.948cm"/>
        </style:tab-stops>
      </style:paragraph-properties>
      <style:text-properties style:font-name="Marianne" fo:font-size="10pt" style:text-underline-style="none" officeooo:paragraph-rsid="00607b47" style:font-size-asian="10pt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arianne" fo:font-size="10pt" fo:font-weight="bold" officeooo:paragraph-rsid="00607b47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arianne" fo:font-size="10pt" fo:font-weight="bold" officeooo:rsid="01350c7c" officeooo:paragraph-rsid="01350c7c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font-weight="normal" officeooo:paragraph-rsid="005ffa52" fo:background-color="transparent" style:font-size-asian="10pt" style:font-weight-asian="normal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font-weight="normal" officeooo:rsid="01350c7c" officeooo:paragraph-rsid="01350c7c" fo:background-color="transparent" style:font-size-asian="10pt" style:font-weight-asian="normal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language="fr" fo:country="FR" fo:font-weight="normal" officeooo:rsid="007b0aeb" officeooo:paragraph-rsid="007b0aeb" fo:background-color="transparent" style:font-size-asian="10pt" style:language-asian="en" style:country-asian="US" style:font-weight-asian="normal" style:font-size-complex="10pt" style:language-complex="ar" style:country-complex="SA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fo:color="#000000" loext:opacity="100%" style:font-name="Marianne" fo:font-size="10pt" fo:language="fr" fo:country="FR" fo:font-style="normal" fo:font-weight="bold" officeooo:rsid="014746d3" officeooo:paragraph-rsid="014746d3" fo:background-color="transparent" style:font-name-asian="BookAntiqua" style:font-size-asian="10pt" style:language-asian="en" style:country-asian="US" style:font-style-asian="normal" style:font-weight-asian="bold" style:font-name-complex="BookAntiqua" style:font-size-complex="10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2pt" fo:font-style="normal" fo:font-weight="bold" officeooo:rsid="0122d939" officeooo:paragraph-rsid="005ffa52" fo:background-color="transparent" style:font-name-asian="BookAntiqua" style:font-size-asian="2.09999990463257pt" style:font-style-asian="normal" style:font-weight-asian="bold" style:font-name-complex="BookAntiqua" style:font-size-complex="2.40000009536743pt" style:font-style-complex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10pt" fo:font-weight="bold" officeooo:paragraph-rsid="00610d20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6pt" fo:font-weight="bold" officeooo:paragraph-rsid="00610d20" fo:background-color="transparent" style:font-size-asian="5.25pt" style:font-weight-asian="bold" style:font-size-complex="6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10pt" fo:font-style="normal" style:text-underline-style="none" fo:font-weight="bold" officeooo:rsid="0122d939" officeooo:paragraph-rsid="00607b47" fo:background-color="transparent" style:font-name-asian="BookAntiqua" style:font-size-asian="10pt" style:font-style-asian="normal" style:font-weight-asian="bold" style:font-name-complex="BookAntiqua" style:font-size-complex="10pt" style:font-style-complex="normal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2pt" fo:font-style="normal" style:text-underline-style="none" fo:font-weight="bold" officeooo:rsid="0122d939" officeooo:paragraph-rsid="00607b47" fo:background-color="transparent" style:font-name-asian="BookAntiqua" style:font-size-asian="1.75pt" style:font-style-asian="normal" style:font-weight-asian="bold" style:font-name-complex="BookAntiqua" style:font-size-complex="2pt" style:font-style-complex="normal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style:font-name="Marianne" fo:font-size="10pt" fo:font-style="normal" fo:font-weight="normal" officeooo:rsid="003213f2" officeooo:paragraph-rsid="0064ba4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style:font-name="Marianne" fo:font-size="10pt" officeooo:paragraph-rsid="0064ba4f" style:font-size-asian="10pt" style:font-size-complex="10pt"/>
    </style:style>
    <style:style style:name="P22" style:family="paragraph" style:parent-style-name="Text_20_body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style:font-name="Marianne" fo:font-size="10pt" fo:font-style="normal" style:text-underline-style="none" fo:font-weight="bold" officeooo:rsid="0062080f" officeooo:paragraph-rsid="0064ba4f" fo:background-color="transparent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14f6c5e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064ba4f"/>
    </style:style>
    <style:style style:name="P25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4" fo:font-size="2pt" fo:font-style="normal" style:text-underline-style="none" fo:font-weight="normal" officeooo:rsid="003213f2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6" style:family="paragraph" style:parent-style-name="Text_20_body" style:master-page-name="">
      <loext:graphic-properties draw:fill-gradient-name="gradient" draw:fill-hatch-name="hatch"/>
      <style:paragraph-properties fo:line-height="100%" fo:text-align="center" style:justify-single-word="false" style:page-number="auto"/>
      <style:text-properties style:font-name="Marianne ExtraBold" fo:font-size="8pt" fo:font-style="normal" style:text-underline-style="none" fo:font-weight="normal" officeooo:rsid="00462ccf" officeooo:paragraph-rsid="005ffa52" style:font-size-asian="7pt" style:font-style-asian="normal" style:font-weight-asian="normal" style:font-size-complex="8pt" style:font-style-complex="normal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10pt" fo:font-style="normal" style:text-underline-style="none" fo:font-weight="normal" officeooo:rsid="00462ccf" officeooo:paragraph-rsid="005ffa52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2pt" fo:font-style="normal" style:text-underline-style="none" fo:font-weight="normal" officeooo:rsid="00462ccf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9" style:family="paragraph" style:parent-style-name="Text_20_body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style="normal" fo:font-weight="normal" officeooo:rsid="003213f2" officeooo:paragraph-rsid="0062080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style="normal" fo:font-weight="normal" officeooo:rsid="003e807c" officeooo:paragraph-rsid="0062080f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snap-to-layout-grid="false"/>
      <style:text-properties style:font-name="Marianne" fo:font-size="10pt" fo:font-weight="bold" officeooo:rsid="013c5897" officeooo:paragraph-rsid="00610d20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snap-to-layout-grid="false"/>
      <style:text-properties style:font-name="Marianne" fo:font-size="10pt" officeooo:paragraph-rsid="00610d20" fo:background-color="transparent" style:font-size-asian="10pt" style:font-size-complex="10pt"/>
    </style:style>
    <style:style style:name="P33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Marianne" fo:font-size="8pt" fo:font-style="italic" officeooo:paragraph-rsid="005ffa52" style:font-size-asian="7pt" style:font-style-asian="italic" style:font-size-complex="8pt" style:font-style-complex="italic"/>
    </style:style>
    <style:style style:name="P34" style:family="paragraph" style:parent-style-name="Standard">
      <style:paragraph-properties fo:text-align="center" style:justify-single-word="false"/>
      <style:text-properties style:font-name="Marianne ExtraBold" fo:font-size="2pt" fo:font-style="normal" fo:font-weight="bold" officeooo:rsid="00967772" officeooo:paragraph-rsid="00967772" style:font-size-asian="1.75pt" style:font-style-asian="normal" style:font-weight-asian="bold" style:font-size-complex="2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Marianne ExtraBold" fo:font-size="10pt" fo:font-style="normal" fo:font-weight="bold" officeooo:rsid="00967772" officeooo:paragraph-rsid="00967772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arianne" fo:font-size="10pt" fo:font-style="normal" fo:font-weight="normal" officeooo:rsid="00967772" officeooo:paragraph-rsid="00967772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Marianne" fo:font-size="6pt" fo:font-style="normal" fo:font-weight="bold" officeooo:rsid="00967772" officeooo:paragraph-rsid="00967772" style:font-size-asian="5.25pt" style:font-style-asian="normal" style:font-weight-asian="bold" style:font-size-complex="6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Marianne" fo:font-size="2pt" fo:font-style="normal" fo:font-weight="bold" officeooo:rsid="00967772" officeooo:paragraph-rsid="00967772" style:font-size-asian="1.75pt" style:font-style-asian="normal" style:font-weight-asian="bold" style:font-size-complex="2pt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left="1.199cm" fo:margin-right="-0.101cm"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snap-to-layout-grid="false" style:writing-mode="lr-tb">
        <style:tab-stops>
          <style:tab-stop style:position="8.327cm"/>
        </style:tab-stops>
      </style:paragraph-properties>
      <style:text-properties fo:color="#000000" loext:opacity="100%" style:text-position="0% 100%" style:font-name="Marianne" fo:font-size="10pt" fo:language="fr" fo:country="FR" fo:font-style="normal" style:text-underline-style="none" fo:font-weight="normal" officeooo:rsid="00706354" officeooo:paragraph-rsid="0064ba4f" fo:background-color="transparent" style:font-name-asian="Book Antiqua" style:font-size-asian="10pt" style:font-style-asian="normal" style:font-weight-asian="normal" style:font-name-complex="Book Antiqua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Marianne" fo:font-size="10pt" fo:letter-spacing="0.011cm" fo:font-weight="normal" officeooo:paragraph-rsid="005ffa52" style:letter-kerning="true" style:font-name-asian="Book Antiqua" style:font-size-asian="10pt" style:font-weight-asian="normal" style:font-name-complex="Book Antiqua" style:font-size-complex="10pt" style:font-weight-complex="normal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dfc20"/>
    </style:style>
    <style:style style:name="T2" style:family="text">
      <style:text-properties officeooo:rsid="009e32ba"/>
    </style:style>
    <style:style style:name="T3" style:family="text">
      <style:text-properties officeooo:rsid="017cd768"/>
    </style:style>
    <style:style style:name="T4" style:family="text">
      <style:text-properties style:use-window-font-color="true" loext:opacity="0%" fo:language="fr" fo:country="FR" fo:font-weight="bold" style:letter-kerning="false" style:font-name-asian="Calibri1" style:language-asian="en" style:country-asian="US" style:font-weight-asian="bold" style:font-name-complex="SimSun" style:language-complex="ar" style:country-complex="SA" style:font-weight-complex="bold"/>
    </style:style>
    <style:style style:name="T5" style:family="text">
      <style:text-properties style:use-window-font-color="true" loext:opacity="0%" fo:language="fr" fo:country="FR" fo:font-weight="bold" officeooo:rsid="007a903b" style:letter-kerning="false" style:font-name-asian="Calibri1" style:language-asian="en" style:country-asian="US" style:font-weight-asian="bold" style:font-name-complex="SimSun" style:language-complex="ar" style:country-complex="SA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350c7c"/>
    </style:style>
    <style:style style:name="T8" style:family="text">
      <style:text-properties fo:color="#000000" loext:opacity="100%" fo:language="fr" fo:country="FR" fo:font-style="normal" fo:font-weight="bold" officeooo:rsid="0012c30f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9" style:family="text">
      <style:text-properties fo:color="#000000" loext:opacity="100%" fo:language="fr" fo:country="FR" fo:font-style="normal" fo:font-weight="bold" officeooo:rsid="017cd768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0" style:family="text">
      <style:text-properties fo:color="#000000" loext:opacity="100%" fo:language="de" fo:country="DE" fo:font-style="normal" fo:font-weight="bold" officeooo:rsid="017cd768" style:font-name-asian="BookAntiqua" style:font-style-asian="normal" style:font-weight-asian="bold" style:font-name-complex="BookAntiqua" style:font-style-complex="normal" style:font-weight-complex="normal"/>
    </style:style>
    <style:style style:name="T11" style:family="text">
      <style:text-properties fo:color="#000000" loext:opacity="100%" fo:language="de" fo:country="DE" fo:font-style="normal" fo:font-weight="bold" officeooo:rsid="01350c7c" style:font-name-asian="BookAntiqua" style:font-style-asian="normal" style:font-weight-asian="bold" style:font-name-complex="BookAntiqua" style:font-style-complex="normal" style:font-weight-complex="normal"/>
    </style:style>
    <style:style style:name="T12" style:family="text">
      <style:text-properties fo:color="#000000" loext:opacity="100%" fo:language="de" fo:country="DE" fo:font-style="normal" fo:font-weight="bold" style:font-name-asian="BookAntiqua" style:font-style-asian="normal" style:font-weight-asian="bold" style:font-name-complex="BookAntiqua" style:font-style-complex="normal" style:font-weight-complex="normal"/>
    </style:style>
    <style:style style:name="T13" style:family="text">
      <style:text-properties fo:color="#000000" loext:opacity="100%" fo:language="de" fo:country="DE" fo:font-style="normal" fo:font-weight="bold" style:letter-kerning="false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4" style:family="text">
      <style:text-properties fo:color="#000000" loext:opacity="100%" fo:font-style="normal" fo:font-weight="bold" officeooo:rsid="017cd768" style:font-name-asian="BookAntiqua" style:font-style-asian="normal" style:font-weight-asian="bold" style:font-name-complex="BookAntiqua" style:font-style-complex="normal" style:font-weight-complex="normal"/>
    </style:style>
    <style:style style:name="T15" style:family="text">
      <style:text-properties fo:color="#000000" loext:opacity="100%" fo:font-style="normal" fo:font-weight="bold" style:font-name-asian="BookAntiqua" style:font-style-asian="normal" style:font-weight-asian="bold" style:font-name-complex="BookAntiqua" style:font-style-complex="normal" style:font-weight-complex="normal"/>
    </style:style>
    <style:style style:name="T16" style:family="text">
      <style:text-properties officeooo:rsid="014e5b6c"/>
    </style:style>
    <style:style style:name="T17" style:family="text">
      <style:text-properties officeooo:rsid="00607b47"/>
    </style:style>
    <style:style style:name="T18" style:family="text">
      <style:text-properties fo:font-weight="bold" officeooo:rsid="00c4ee08" style:font-weight-asian="bold" style:font-weight-complex="bold"/>
    </style:style>
    <style:style style:name="T19" style:family="text">
      <style:text-properties officeooo:rsid="00c4ee08"/>
    </style:style>
    <style:style style:name="T20" style:family="text">
      <style:text-properties officeooo:rsid="0063b178"/>
    </style:style>
    <style:style style:name="T21" style:family="text">
      <style:text-properties fo:font-family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2" style:family="text">
      <style:text-properties style:font-name="Marianne" fo:font-size="10pt" fo:font-style="normal" style:text-underline-style="none" fo:font-weight="normal" officeooo:rsid="01334135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3" style:family="text">
      <style:text-properties style:font-name="Marianne" fo:font-size="10pt" fo:font-style="normal" style:text-underline-style="none" fo:font-weight="normal" officeooo:rsid="003213f2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4" style:family="text">
      <style:text-properties style:font-name="Marianne" fo:font-size="10pt" fo:font-style="normal" style:text-underline-style="none" fo:font-weight="normal" officeooo:rsid="014f6c5e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5" style:family="text">
      <style:text-properties fo:font-family="Marianne" fo:font-size="10pt" fo:font-style="normal" style:text-underline-style="none" fo:font-weight="normal" officeooo:rsid="006b39b4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6" style:family="text">
      <style:text-properties fo:font-family="Marianne" fo:font-size="10pt" fo:font-style="normal" style:text-underline-style="none" fo:font-weight="normal" officeooo:rsid="007a903b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7" style:family="text">
      <style:text-properties fo:font-family="Marianne" fo:font-size="10pt" fo:font-style="normal" style:text-underline-style="none" fo:font-weight="normal" officeooo:rsid="014e5b6c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8" style:family="text">
      <style:text-properties style:font-name="Marianne" fo:font-size="10pt" fo:font-style="normal" style:text-underline-style="none" fo:font-weight="normal" officeooo:rsid="01273e04" fo:background-color="transparent" loext:char-shading-value="0" style:font-name-asian="Book Antiqua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T29" style:family="text">
      <style:text-properties fo:font-family="Marianne" fo:font-size="10pt" fo:font-style="normal" style:text-underline-style="none" fo:font-weight="normal" officeooo:rsid="014a0c51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0" style:family="text">
      <style:text-properties style:font-name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1" style:family="text">
      <style:text-properties style:font-name="Marianne" fo:font-size="10pt" fo:font-weight="normal" officeooo:rsid="013d778b" fo:background-color="transparent" loext:char-shading-value="0" style:font-name-asian="Book Antiqua" style:font-size-asian="10pt" style:font-weight-asian="normal" style:font-name-complex="Book Antiqua" style:font-size-complex="10pt" style:font-weight-complex="normal"/>
    </style:style>
    <style:style style:name="T32" style:family="text">
      <style:text-properties fo:font-weight="bold" officeooo:rsid="014e5b6c" style:font-weight-asian="bold" style:font-weight-complex="bold"/>
    </style:style>
    <style:style style:name="T33" style:family="text">
      <style:text-properties officeooo:rsid="007683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grade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ade, Nom, Prénom" text:name="nom_du_militaire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"/>
          </table:table-cell>
          <table:table-cell table:style-name="Tableau1.A1" office:value-type="string">
            <text:p text:style-name="P2">N° {d.paiement.numero}/FRI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GEND/<text:span text:style-name="T1">D</text:span><text:span text:style-name="T2">RH</text:span><text:span text:style-name="T1">GN/SDAP/BRPF</text:span></text:p>
          </table:table-cell>
        </table:table-row>
      </table:table>
      <text:p text:style-name="P4"/>
      <text:p text:style-name="P5">FICHE DE R<text:span text:style-name="T3">È</text:span>GLEMEN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Dossier suivi par : {d.utilisateur.grade} <text:s/>{d.utilisateur.prenom} <text:s/>{d.utilisateur.nom} </text:p>
            <text:p text:style-name="P7"/>
            <text:p text:style-name="P8"><text:span text:style-name="T4">D</text:span><text:span text:style-name="T5">estinataire</text:span><text:span text:style-name="T6"> : {d.sgami.intituleFicheReglement}</text:span></text:p>
          </table:table-cell>
          <table:table-cell table:style-name="Tableau3.B1" office:value-type="string">
            <text:p text:style-name="P9">PROGRAMME <text:span text:style-name="T7">0152</text:span></text:p>
            <text:p text:style-name="P10">Centre financier : 0152-CDGN-CDRH</text:p>
            <text:p text:style-name="P11"><text:span text:style-name="T8">A</text:span><text:span text:style-name="T9">ctivité</text:span><text:span text:style-name="T10"> : </text:span><text:span text:style-name="T11">015231300114</text:span></text:p>
            <text:p text:style-name="P12"><text:span text:style-name="T12">Centre de co</text:span><text:span text:style-name="T13">ûts : GN0PFON092</text:span></text:p>
            <text:p text:style-name="P13"><text:span text:style-name="T14">P</text:span><text:span text:style-name="T15">CE : {d.pce.pceNumerique}</text:span></text:p>
            <text:p text:style-name="P14">Groupe marchandise : {<text:span text:style-name="T16">d.</text:span>pce.codeMarchandise}</text:p>
          </table:table-cell>
        </table:table-row>
      </table:table>
      <text:p text:style-name="P15"/>
      <text:p text:style-name="P16">Vous remerciant de bien vouloir régler la somme de : {<text:span text:style-name="T16">d.</text:span>paiement.montantHT} € H.T. soit {<text:span text:style-name="T16">d.</text:span>paiement.montantTTC} € T.T.C.</text:p>
      <text:p text:style-name="P17"/>
      <text:p text:style-name="P18">OBJET <text:span text:style-name="T17">ET JUSTIFICATION </text:span>DE LA <text:span text:style-name="T3">DÉPENSE</text:span></text:p>
      <text:p text:style-name="P19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0">{<text:span text:style-name="T16">d.</text:span>pce.pceDetaille} d'un militaire de la gendarmerie nationale bénéficiant, en application des articles L. 4123-10 du code de la défense et L. 113-1 du code de la sécurité intérieure, de la protection fonctionnelle du ministère de l'Intérieur : {d.demandeursListe}</text:p>
          </table:table-cell>
        </table:table-row>
        <table:table-row>
          <table:table-cell table:style-name="Tableau5.A2" office:value-type="string">
            <text:p text:style-name="P21">« <text:span text:style-name="T6">S</text:span><text:span text:style-name="T18">ERVICE FAIT</text:span><text:span text:style-name="T19"> » le : {</text:span><text:span text:style-name="T16">d.</text:span><text:span text:style-name="T19">paiement.dateServiceFait}.</text:span></text:p>
          </table:table-cell>
        </table:table-row>
        <table:table-row>
          <table:table-cell table:style-name="Tableau5.A2" office:value-type="string">
            <text:p text:style-name="P22"><text:span text:style-name="T20">Justificatifs </text:span>joints :</text:p>
            <text:p text:style-name="P23"><text:span text:style-name="T21">• </text:span><text:span text:style-name="T22">Décision(s) DRHGN/SDAP/BRPF </text:span><text:span text:style-name="T23">{d.de</text:span><text:span text:style-name="T24">cision</text:span><text:span text:style-name="T23">sListe} ;</text:span></text:p>
            <text:p text:style-name="P24"><text:span text:style-name="T21">• </text:span><text:span text:style-name="T25">Convention </text:span><text:span text:style-name="T26">d’honoraire</text:span><text:span text:style-name="T25"> : {</text:span><text:span text:style-name="T27">d.</text:span><text:span text:style-name="T25">paiement.conventionJointeFRI} </text:span><text:span text:style-name="T28">;</text:span></text:p>
            <text:p text:style-name="P24"><text:span text:style-name="T21">• </text:span><text:span text:style-name="T29">Document {</text:span><text:span text:style-name="T27">d.</text:span><text:span text:style-name="T29">paiement.facture} </text:span><text:span text:style-name="T30">;</text:span></text:p>
            <text:p text:style-name="P24"><text:span text:style-name="T21">• </text:span><text:span text:style-name="T31">RIB.</text:span></text:p>
          </table:table-cell>
        </table:table-row>
      </table:table>
      <text:p text:style-name="P25"/>
      <text:p text:style-name="P26"/>
      <text:p text:style-name="P27">BÉNÉFICIAIRE DE LA DÉPENSE</text:p>
      <text:p text:style-name="P2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table:number-columns-spanned="4" office:value-type="string">
            <text:p text:style-name="P29"><text:span text:style-name="T6">{</text:span><text:span text:style-name="T32">d.</text:span><text:span text:style-name="T6">paiement.qualiteBeneficiaire} : </text:span>{d.paiement.identiteBeneficiaire}<text:span text:style-name="T6">.</text:span></text:p>
          </table:table-cell>
          <table:covered-table-cell/>
          <table:covered-table-cell/>
          <table:covered-table-cell/>
        </table:table-row>
        <table:table-row>
          <table:table-cell table:style-name="Tableau4.A2" table:number-columns-spanned="4" office:value-type="string">
            <text:p text:style-name="P30">SIRET : {<text:span text:style-name="T16">d.</text:span>paiement.siretOuRidet} </text:p>
            <text:p text:style-name="P30">Adresse : {<text:span text:style-name="T16">d.</text:span>paiement.adresseBeneficiaire} </text:p>
            <text:p text:style-name="P30">Titulaire du compte : {<text:span text:style-name="T16">d.</text:span>paiement.titulaireCompteBancaire} </text:p>
          </table:table-cell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31">Code établissement</text:p>
          </table:table-cell>
          <table:table-cell table:style-name="Tableau4.A3" office:value-type="string">
            <text:p text:style-name="P31">Code guichet</text:p>
          </table:table-cell>
          <table:table-cell table:style-name="Tableau4.A3" office:value-type="string">
            <text:p text:style-name="P31">N° du compte</text:p>
          </table:table-cell>
          <table:table-cell table:style-name="Tableau4.A2" office:value-type="string">
            <text:p text:style-name="P31"><text:span text:style-name="T33">C</text:span>lé</text:p>
          </table:table-cell>
        </table:table-row>
        <table:table-row>
          <table:table-cell table:style-name="Tableau4.A3" office:value-type="string">
            <text:p text:style-name="P32">{<text:span text:style-name="T16">d.</text:span>paiement.codeEtablissement}</text:p>
          </table:table-cell>
          <table:table-cell table:style-name="Tableau4.A3" office:value-type="string">
            <text:p text:style-name="P32">{<text:span text:style-name="T16">d.</text:span>paiement.codeGuichet}</text:p>
          </table:table-cell>
          <table:table-cell table:style-name="Tableau4.A3" office:value-type="string">
            <text:p text:style-name="P32">{<text:span text:style-name="T16">d.</text:span>paiement.numeroCompte}</text:p>
          </table:table-cell>
          <table:table-cell table:style-name="Tableau4.A2" office:value-type="string">
            <text:p text:style-name="P32">{<text:span text:style-name="T16">d.</text:span>paiement.cleRIB}</text:p>
          </table:table-cell>
        </table:table-row>
      </table:table>
      <text:p text:style-name="P33"/>
      <text:p text:style-name="P34"/>
      <text:p text:style-name="P35">ÉMISSION D’UN TITRE DE PERCEPTION</text:p>
      <text:p text:style-name="P34"/>
      <text:p text:style-name="P36">La présente fiche de règlement contient, dans ses pièces jointes, les éléments justifiant l’émission d’un titre de perception : <text:span text:style-name="T6">{</text:span><text:span text:style-name="T32">d.</text:span><text:span text:style-name="T6">paiement.emissionTitrePerception}.</text:span></text:p>
      <text:p text:style-name="P37"><text:soft-page-break/></text:p>
      <text:p text:style-name="P3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9"><text:drop-down text:name=""><text:label text:value="Pour le ministre et par délégation, le colonel Matthieu Feisthauer, chef du bureau des recours et de la protection fonctionnelle"/><text:label text:value="Pour le ministre et par délégation, le lieutenant-colonel Jacques De Oliveira, adjoint au chef du bureau des recours et de la protection fonctionnelle"/><text:label text:current-selected="true" text:value="Pour le ministre et par délégation, le chef d'escadron Maxime Kerrien, chef de la section protection fonctionnelle"/><text:label text:value="Pour le ministre et par délégation, le capitaine Raphaël Angé, adjoint au chef de la section protection fonctionnelle"/>Pour le ministre et par délégation, le chef d'escadron Maxime Kerrien, chef de la section protection fonctionnelle</text:drop-dow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arianne4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padding="0cm" fo:border="none" style:shadow="none" style:writing-mode="lr-tb">
        <style:tab-stops>
          <style:tab-stop style:position="8.327cm"/>
        </style:tab-stops>
      </style:paragraph-properties>
      <style:text-properties fo:color="#000000" loext:opacity="100%" style:font-name="Marianne1" fo:font-family="Marianne" style:font-family-generic="modern" style:font-pitch="variable" fo:font-size="9pt" fo:language="fr" fo:country="FR" style:letter-kerning="false" style:font-name-asian="Book Antiqua" style:font-family-asian="'Book Antiqua'" style:font-family-generic-asian="roman" style:font-size-asian="9pt" style:language-asian="en" style:country-asian="US" style:font-name-complex="Book Antiqua" style:font-family-complex="'Book Antiqua'" style:font-family-generic-complex="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Tableau6.2" style:family="table-row">
      <style:table-row-properties fo:keep-together="auto"/>
    </style:style>
    <style:style style:name="MP1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4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</style:style>
    <style:style style:name="MP5" style:family="paragraph" style:parent-style-name="Footer">
      <style:paragraph-properties fo:margin-top="0cm" fo:margin-bottom="0.282cm" style:contextual-spacing="false"/>
    </style:style>
    <style:style style:name="MP6" style:family="paragraph" style:parent-style-name="Normal_20__28_Web_29_">
      <style:paragraph-properties fo:margin-top="0.3cm" fo:margin-bottom="0cm" style:contextual-spacing="false" fo:text-align="center" style:justify-single-word="false">
        <style:tab-stops>
          <style:tab-stop style:position="17.598cm" style:type="right"/>
        </style:tab-stops>
      </style:paragraph-properties>
      <style:text-properties officeooo:rsid="002a567c" officeooo:paragraph-rsid="0027d76e"/>
    </style:style>
    <style:style style:name="MP7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8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9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968d25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10" style:family="paragraph" style:parent-style-name="Standard">
      <style:text-properties fo:font-size="6pt" officeooo:paragraph-rsid="001649b1" style:font-size-asian="6.30000019073486pt" style:font-size-complex="7.19999980926514pt"/>
    </style:style>
    <style:style style:name="MP11" style:family="paragraph" style:parent-style-name="Normal_20__28_Web_29_">
      <style:paragraph-properties fo:margin-top="0.3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12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13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14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5" style:family="paragraph" style:parent-style-name="Footer">
      <style:paragraph-properties fo:margin-top="0cm" fo:margin-bottom="0.199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T1" style:family="text">
      <style:text-properties style:font-name="Marianne2" fo:font-size="8pt" style:font-size-asian="8pt" style:font-name-complex="Calibri1" style:font-size-complex="8pt" style:font-weight-complex="bold"/>
    </style:style>
    <style:style style:name="MT2" style:family="text">
      <style:text-properties style:font-name="Calibri" fo:font-size="8pt" style:font-size-asian="8pt" style:font-name-complex="Calibri1" style:font-size-complex="8pt" style:font-weight-complex="bold"/>
    </style:style>
    <style:style style:name="MT3" style:family="text">
      <style:text-properties fo:font-size="8pt" style:font-size-asian="8pt" style:font-name-complex="Calibri1" style:font-size-complex="8pt" style:font-weight-complex="bold"/>
    </style:style>
    <style:style style:name="MT4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T5" style:family="text">
      <style:text-properties officeooo:rsid="0028b91e"/>
    </style:style>
    <style:style style:name="MT6" style:family="text">
      <style:text-properties officeooo:rsid="0034c45c"/>
    </style:style>
    <style:style style:name="MT7" style:family="text">
      <style:text-properties officeooo:rsid="002c26b3"/>
    </style:style>
    <style:style style:name="MT8" style:family="text">
      <style:text-properties officeooo:rsid="009e32ba"/>
    </style:style>
    <style:style style:name="MT9" style:family="text">
      <style:text-properties officeooo:rsid="001645ad"/>
    </style:style>
    <style:style style:name="MT10" style:family="text">
      <style:text-properties officeooo:rsid="0016fc3a"/>
    </style:style>
    <style:style style:name="MT11" style:family="text">
      <style:text-properties officeooo:rsid="0096777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paragraph" draw:z-index="5" draw:name="Zone de texte 1_1" draw:style-name="Mgr1" draw:text-style-name="MP2" svg:width="4.37cm" svg:height="0.756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4 rue Bernard Claude</text:p>
        <text:p text:style-name="MP3">92136 Issy-les-Moulineaux</text:p>
        <text:p text:style-name="MP4"><text:span text:style-name="MT1">Standard</text:span><text:span text:style-name="MT2"> </text:span><text:span text:style-name="MT1">: 01 84 22 00 00</text:span></text:p>
        <text:p text:style-name="Footer"><text:span text:style-name="MT1">Adresse internet</text:span><text:span text:style-name="MT3"> </text:span><text:span text:style-name="MT1">: </text:span><text:a xlink:type="simple" xlink:href="http://www.gendarmerie.interieur.gouv.fr/" text:style-name="ListLabel_20_2" text:visited-style-name="ListLabel_20_2"><text:span text:style-name="Visited_20_Internet_20_Link"><text:span text:style-name="MT4">www.gendarmerie.interieur.gouv.fr</text:span></text:span></text:a></text:p>
        <text:p text:style-name="MP5"/>
      </style:footer>
      <style:footer-left>
        <text:p text:style-name="MP6"/>
      </style:footer-left>
    </style:master-page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rows-spanned="2" office:value-type="string">
              <text:p text:style-name="MP7"><draw:frame draw:style-name="Mfr1" draw:name="Image1" text:anchor-type="paragraph" svg:x="-0.57cm" svg:y="-0.503cm" svg:width="4.808cm" svg:height="3.47cm" draw:z-index="6"><draw:image xlink:href="Pictures/100086360000149100000FB6466669E7.svg" xlink:type="simple" xlink:show="embed" xlink:actuate="onLoad" draw:mime-type="image/svg+xml"/><draw:image xlink:href="Pictures/1000000100000135000000ECBBA45855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8"/>
            </table:table-cell>
          </table:table-row>
          <table:table-row table:style-name="Tableau6.2">
            <table:covered-table-cell table:style-name="Tableau6.A1"/>
            <table:table-cell table:style-name="Tableau6.A1" office:value-type="string">
              <text:p text:style-name="MP9"><draw:custom-shape text:anchor-type="paragraph" draw:z-index="3" draw:name="Zone de texte 1_5" draw:style-name="Mgr2" draw:text-style-name="MP2" svg:width="4.368cm" svg:height="0.754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endarmerie <text:span text:style-name="MT5">N</text:span>ationale</text:p>
            </table:table-cell>
          </table:table-row>
        </table:table>
        <text:p text:style-name="MP10"/>
      </style:header>
      <style:footer>
        <text:p text:style-name="MP11"><draw:custom-shape text:anchor-type="paragraph" draw:z-index="4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6">G</text:span>énérale de la <text:span text:style-name="MT6">G</text:span>endarmerie <text:span text:style-name="MT6">N</text:span>ational<text:span text:style-name="MT7">e</text:span></text:p>
        <text:p text:style-name="MP12">Direction des <text:span text:style-name="MT8">Ressources Humaines</text:span> de la Gendarmerie Nationale</text:p>
        <text:p text:style-name="MP12">Sous-Direction de l’Accompagnement du Personnel</text:p>
        <text:p text:style-name="MP12">Bureau des Recours et de la Protection Fonctionnelle</text:p>
        <text:p text:style-name="MP13">4, rue <text:span text:style-name="MT9">Claude Bernard</text:span></text:p>
        <text:p text:style-name="MP14"><text:span text:style-name="MT10">CS 60003, </text:span>92136 Issy-les-Moulineaux <text:span text:style-name="MT11">Cedex</text:span></text:p>
        <text:p text:style-name="MP15"><draw:custom-shape text:anchor-type="paragraph" draw:z-index="2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a xlink:type="simple" xlink:href="mailto:protection-fonctionnelle@gendarmerie.interieur.gouv.fr" text:style-name="Internet_20_link" text:visited-style-name="Visited_20_Internet_20_Link"><text:span text:style-name="Visited_20_Internet_20_Link"><text:span text:style-name="MT4">protection-fonctionnelle@gendarmerie.interieur.gouv.fr</text:span></text:span></text:a></text:p>
        <text:p text:style-name="MP15"><text:span text:style-name="Visited_20_Internet_20_Link"><text:span text:style-name="MT4"/>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31T16:40:16.359000000</meta:creation-date>
    <dc:language>fr-FR</dc:language>
    <meta:editing-cycles>187</meta:editing-cycles>
    <meta:editing-duration>PT10H2M59S</meta:editing-duration>
    <meta:generator>LibreOffice/25.8.1.1$MacOSX_AARCH64 LibreOffice_project/54047653041915e595ad4e45cccea684809c77b5</meta:generator>
    <dc:date>2025-09-12T22:40:12.336937000</dc:date>
    <dc:creator>Roman CARRIERE</dc:creator>
    <meta:document-statistic meta:table-count="6" meta:image-count="1" meta:object-count="0" meta:page-count="2" meta:paragraph-count="48" meta:word-count="253" meta:character-count="2160" meta:non-whitespace-character-count="19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